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reeMono1" svg:font-family="FreeMono" style:font-family-generic="modern" style:font-pitch="fixed"/>
    <style:font-face style:name="FreeMono" svg:font-family="FreeMono" style:font-adornments="Normal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HK" svg:font-family="'Noto Sans CJK HK'" style:font-family-generic="system" style:font-pitch="variable"/>
  </office:font-face-decls>
  <office:automatic-styles>
    <style:style style:name="P1" style:family="paragraph" style:parent-style-name="Kod">
      <style:text-properties style:font-name="FreeMono1" fo:font-size="11pt" style:font-size-asian="11pt" style:font-size-complex="11pt"/>
    </style:style>
    <style:style style:name="P2" style:family="paragraph" style:parent-style-name="Preformatted_20_Text">
      <style:text-properties style:font-name="FreeMono1" fo:font-size="11pt" style:font-size-asian="11pt" style:font-size-complex="11pt"/>
    </style:style>
    <style:style style:name="P3" style:family="paragraph" style:parent-style-name="Preformatted_20_Text">
      <style:text-properties style:font-name="FreeMono1" fo:font-size="11pt" officeooo:paragraph-rsid="000c115c" style:font-size-asian="11pt" style:font-size-complex="11pt"/>
    </style:style>
    <style:style style:name="P4" style:family="paragraph" style:parent-style-name="Preformatted_20_Text">
      <style:text-properties style:font-name="FreeMono1" fo:font-size="11pt" officeooo:paragraph-rsid="000dd4c5" style:font-size-asian="11pt" style:font-size-complex="11pt"/>
    </style:style>
    <style:style style:name="P5" style:family="paragraph" style:parent-style-name="Preformatted_20_Text">
      <style:text-properties style:font-name="FreeMono1" fo:font-size="11pt" officeooo:rsid="000dd4c5" officeooo:paragraph-rsid="000dd4c5" style:font-size-asian="11pt" style:font-size-complex="11pt"/>
    </style:style>
    <style:style style:name="P6" style:family="paragraph" style:parent-style-name="Preformatted_20_Text">
      <style:text-properties fo:color="#999999" style:font-name="FreeMono1" fo:font-size="11pt" style:font-size-asian="11pt" style:font-size-complex="11pt"/>
    </style:style>
    <style:style style:name="P7" style:family="paragraph" style:parent-style-name="Preformatted_20_Text">
      <style:text-properties fo:color="#999999" style:font-name="FreeMono1" fo:font-size="11pt" officeooo:paragraph-rsid="000c115c" style:font-size-asian="11pt" style:font-size-complex="11pt"/>
    </style:style>
    <style:style style:name="P8" style:family="paragraph" style:parent-style-name="Preformatted_20_Text">
      <style:text-properties fo:color="#999999" style:font-name="FreeMono1" fo:font-size="11pt" officeooo:paragraph-rsid="000fb896" style:font-size-asian="11pt" style:font-size-complex="11pt"/>
    </style:style>
    <style:style style:name="P9" style:family="paragraph" style:parent-style-name="Preformatted_20_Text">
      <style:text-properties fo:color="#999999" style:font-name="FreeMono1" fo:font-size="11pt" officeooo:paragraph-rsid="000dd4c5" style:font-size-asian="11pt" style:font-size-complex="11pt"/>
    </style:style>
    <style:style style:name="P10" style:family="paragraph" style:parent-style-name="Preformatted_20_Text">
      <style:paragraph-properties fo:break-before="column"/>
      <style:text-properties style:font-name="FreeMono1" fo:font-size="11pt" style:font-size-asian="11pt" style:font-size-complex="11pt"/>
    </style:style>
    <style:style style:name="P11" style:family="paragraph" style:parent-style-name="Preformatted_20_Text">
      <style:text-properties fo:color="#999999" style:font-name="FreeMono1" fo:font-size="11pt" officeooo:paragraph-rsid="000dd4c5" style:font-size-asian="11pt" style:font-size-complex="11pt"/>
    </style:style>
    <style:style style:name="P12" style:family="paragraph" style:parent-style-name="Heading_20_1" style:list-style-name=""/>
    <style:style style:name="P13" style:family="paragraph" style:parent-style-name="Heading_20_1">
      <style:paragraph-properties fo:break-before="page"/>
    </style:style>
    <style:style style:name="T1" style:family="text">
      <style:text-properties officeooo:rsid="000c115c"/>
    </style:style>
    <style:style style:name="T2" style:family="text">
      <style:text-properties officeooo:rsid="000dd4c5"/>
    </style:style>
    <style:style style:name="T3" style:family="text">
      <style:text-properties officeooo:rsid="000fb896"/>
    </style:style>
    <style:style style:name="T4" style:family="text">
      <style:text-properties officeooo:rsid="0012684f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.639cm">
          <style:column style:rel-width="32767*" fo:start-indent="0cm" fo:end-indent="0.319cm"/>
          <style:column style:rel-width="32768*" fo:start-indent="0.319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/>
      <text:h text:style-name="P13" text:outline-level="1">Appendix <text:span text:style-name="T4">1:</text:span> SQL DDL</text:h>
      <text:section text:style-name="Sect1" text:name="Kod">
        <text:section text:style-name="Sect1" text:name="Område1">
          <text:section text:style-name="Sect1" text:name="Kod1">
            <text:section text:style-name="Sect2" text:name="Område2">
              <text:p text:style-name="P1">-- Standarder</text:p>
              <text:p text:style-name="P2">USE webshop;</text:p>
              <text:p text:style-name="P2">SET NAMES `utf8`;</text:p>
              <text:p text:style-name="P2">SET default_storage_engine=InnoDB;</text:p>
              <text:p text:style-name="P2"/>
              <text:p text:style-name="P6">-- Töm databasen i omvänd ordning</text:p>
              <text:p text:style-name="P2">DROP TABLE IF EXISTS bild;</text:p>
              <text:p text:style-name="P2">DROP TABLE IF EXISTS recension;</text:p>
              <text:p text:style-name="P2">DROP TABLE IF EXISTS plocklista;</text:p>
              <text:p text:style-name="P2">DROP TABLE IF EXISTS fakturarader;</text:p>
              <text:p text:style-name="P2">DROP TABLE IF EXISTS faktura;</text:p>
              <text:p text:style-name="P2">DROP TABLE IF EXISTS orderrad;</text:p>
              <text:p text:style-name="P2">DROP TABLE IF EXISTS kundorder;</text:p>
              <text:p text:style-name="P2">DROP TABLE IF EXISTS lager;</text:p>
              <text:p text:style-name="P2">DROP TABLE IF EXISTS <text:tab/>produktkategori;</text:p>
              <text:p text:style-name="P2">DROP TABLE IF EXISTS kategori;</text:p>
              <text:p text:style-name="P2">DROP TABLE IF EXISTS hylla;</text:p>
              <text:p text:style-name="P2">DROP TABLE IF EXISTS produkt;</text:p>
              <text:p text:style-name="P2">DROP TABLE IF EXISTS kund;</text:p>
              <text:p text:style-name="P4"/>
              <text:p text:style-name="P7">-- Skapa tabeller utan</text:p>
              <text:p text:style-name="P7">-- <text:span text:style-name="T1">s</text:span>ekundärnycklar</text:p>
              <text:p text:style-name="P4">CREATE TABLE kund</text:p>
              <text:p text:style-name="P4">(</text:p>
              <text:p text:style-name="P3"><text:s text:c="4"/>kundnummer INT AUTO_INCREMENT</text:p>
              <text:p text:style-name="P3"><text:tab/><text:tab/>NOT NULL PRIMARY KEY,</text:p>
              <text:p text:style-name="P2"><text:s text:c="4"/>namn VARCHAR(20) NOT NULL,</text:p>
              <text:p text:style-name="P2"><text:s text:c="4"/>address VARCHAR(20),</text:p>
              <text:p text:style-name="P2"><text:s text:c="4"/>postaddress VARCHAR(20),</text:p>
              <text:p text:style-name="P2"><text:s text:c="4"/>epost VARCHAR(30),</text:p>
              <text:p text:style-name="P2"><text:s text:c="4"/>telefon CHAR(14)</text:p>
              <text:p text:style-name="P2">);</text:p>
              <text:p text:style-name="P2"/>
              <text:p text:style-name="P4">CREATE TABLE produkt</text:p>
              <text:p text:style-name="P4">(</text:p>
              <text:p text:style-name="P2"><text:s text:c="4"/>id INT AUTO_INCREMENT NOT NULL <text:tab/><text:tab/>PRIMARY KEY,</text:p>
              <text:p text:style-name="P2"><text:s text:c="4"/>benamning CHAR(20) NOT NULL,</text:p>
              <text:p text:style-name="P2"><text:s text:c="4"/>beskrivning TEXT,</text:p>
              <text:p text:style-name="P2"><text:s text:c="4"/>pris DOUBLE(6, 2),</text:p>
              <text:p text:style-name="P2"><text:s text:c="4"/>inkopskostnad DOUBLE(6, 2),</text:p>
              <text:p text:style-name="P2"><text:s text:c="4"/>leverantor VARCHAR(20),</text:p>
              <text:p text:style-name="P2"><text:s text:c="4"/>lev_prod_nr VARCHAR(20)</text:p>
              <text:p text:style-name="P2">);</text:p>
              <text:p text:style-name="P2"/>
              <text:p text:style-name="P4">CREATE TABLE hylla</text:p>
              <text:p text:style-name="P4">(</text:p>
              <text:p text:style-name="P2"><text:s text:c="4"/>id INT AUTO_INCREMENT NOT NULL <text:tab/><text:tab/>PRIMARY KEY,</text:p>
              <text:p text:style-name="P2"><text:s text:c="4"/>lokal VARCHAR(20),</text:p>
              <text:p text:style-name="P2"><text:s text:c="4"/>hylla VARCHAR(8),</text:p>
              <text:p text:style-name="P2"><text:s text:c="4"/>antal INT</text:p>
              <text:p text:style-name="P2">);</text:p>
              <text:p text:style-name="P2"/>
              <text:p text:style-name="P4">CREATE TABLE kategori</text:p>
              <text:p text:style-name="P4">(</text:p>
              <text:p text:style-name="P2"><text:s text:c="4"/>id INT AUTO_INCREMENT NOT NULL <text:tab/><text:tab/>PRIMARY KEY,</text:p>
              <text:p text:style-name="P2"><text:s text:c="4"/>namn VARCHAR(12),</text:p>
              <text:p text:style-name="P2"><text:s text:c="4"/>super VARCHAR(12)</text:p>
              <text:p text:style-name="P2">);</text:p>
              <text:p text:style-name="P2"/>
              <text:p text:style-name="P7">-- Skapa tabeller med</text:p>
              <text:p text:style-name="P7">-- sekundärnycklar</text:p>
              <text:p text:style-name="P4">CREATE TABLE produktkategori</text:p>
              <text:p text:style-name="P4">(</text:p>
              <text:p text:style-name="P2"><text:s text:c="4"/>produkt INT,</text:p>
              <text:p text:style-name="P2"><text:s text:c="4"/>kategori INT,</text:p>
              <text:p text:style-name="P2"><text:s text:c="4"/>PRIMARY KEY (produkt, <text:tab/><text:tab/><text:tab/><text:tab/>kategori),</text:p>
              <text:p text:style-name="P2"><text:s text:c="4"/>FOREIGN KEY (produkt) <text:tab/><text:tab/><text:tab/><text:tab/>REFERENCES produkt(id),</text:p>
              <text:p text:style-name="P2"><text:s text:c="4"/>FOREIGN KEY (kategori) <text:tab/><text:tab/><text:tab/>REFERENCES kategori(id)</text:p>
              <text:p text:style-name="P2">);</text:p>
              <text:p text:style-name="P2"/>
              <text:p text:style-name="P2"/>
              <text:p text:style-name="P2"/>
              <text:p text:style-name="P4">CREATE TABLE lager</text:p>
              <text:p text:style-name="P4">(</text:p>
              <text:p text:style-name="P2"><text:s text:c="4"/>id INT AUTO_INCREMENT NOT NULL <text:tab/><text:tab/>PRIMARY KEY,</text:p>
              <text:p text:style-name="P2"><text:s text:c="4"/>hylla INT,</text:p>
              <text:p text:style-name="P2"><text:s text:c="4"/>produkt INT,</text:p>
              <text:p text:style-name="P4"><text:s text:c="4"/>FOREIGN KEY (hylla<text:span text:style-name="T2">)</text:span></text:p>
              <text:p text:style-name="P4"><text:tab/><text:tab/>REFERENCES hylla(id),</text:p>
              <text:p text:style-name="P2"><text:s text:c="4"/>FOREIGN KEY (produkt) <text:tab/><text:tab/><text:tab/><text:tab/>REFERENCES produkt(id)</text:p>
              <text:p text:style-name="P2">);</text:p>
              <text:p text:style-name="P2"/>
              <text:p text:style-name="P2"/>
              <text:p text:style-name="P2"/>
              <text:p text:style-name="P7">-- <text:span text:style-name="T1">o</text:span>rderstatus kan vara "inkommen",</text:p>
              <text:p text:style-name="P7">-- "plockad","avsänd" el. dyl.</text:p>
              <text:p text:style-name="P4">CREATE TABLE kundorder</text:p>
              <text:p text:style-name="P4">(</text:p>
              <text:p text:style-name="P2"><text:s text:c="4"/>id INT AUTO_INCREMENT NOT NULL <text:tab/><text:tab/>PRIMARY KEY,</text:p>
              <text:p text:style-name="P2"><text:s text:c="4"/>kund INT,</text:p>
              <text:p text:style-name="P2"><text:s text:c="4"/>orderstatus VARCHAR(20),</text:p>
              <text:p text:style-name="P4"><text:s text:c="4"/>FOREIGN KEY (kund)</text:p>
              <text:p text:style-name="P4"><text:tab/>REFERENCES kund(kundnummer)</text:p>
              <text:p text:style-name="P2">);</text:p>
              <text:p text:style-name="P2"/>
              <text:p text:style-name="P2"/>
              <text:p text:style-name="P3"/>
              <text:p text:style-name="P8">-- radstatus kan var "klar",</text:p>
              <text:p text:style-name="P8">-- "restad", el. dyl.</text:p>
              <text:p text:style-name="P4">CREATE TABLE orderrad</text:p>
              <text:p text:style-name="P4">(</text:p>
              <text:p text:style-name="P2"><text:s text:c="4"/>id INT AUTO_INCREMENT NOT NULL <text:tab/><text:tab/>PRIMARY KEY,</text:p>
              <text:p text:style-name="P2"><text:s text:c="4"/>kundorder INT,</text:p>
              <text:p text:style-name="P2"><text:s text:c="4"/>produkt INT,</text:p>
              <text:p text:style-name="P2"><text:s text:c="4"/>antal INT,</text:p>
              <text:p text:style-name="P2"><text:s text:c="4"/>radstatus VARCHAR(12),</text:p>
              <text:p text:style-name="P2"><text:s text:c="4"/>FOREIGN KEY (kundorder) <text:tab/><text:tab/>REFERENCES kundorder(id),</text:p>
              <text:p text:style-name="P2"><text:s text:c="4"/>FOREIGN KEY (produkt) <text:tab/><text:tab/><text:tab/>REFERENCES produkt(id)</text:p>
              <text:p text:style-name="P2">);</text:p>
              <text:p text:style-name="P2"/>
              <text:p text:style-name="P9"/>
              <text:p text:style-name="P9"><text:soft-page-break/>-- fakturastatus kan vara</text:p>
              <text:p text:style-name="P9">-- "skickad","försenad", "inkasso" -- el. dyl.</text:p>
              <text:p text:style-name="P9"/>
              <text:p text:style-name="P5"><text:span text:style-name="T3">CREATE TABLE </text:span>faktura</text:p>
              <text:p text:style-name="P4">(</text:p>
              <text:p text:style-name="P2"><text:s text:c="4"/>id INT AUTO_INCREMENT NOT NULL <text:tab/>PRIMARY KEY,</text:p>
              <text:p text:style-name="P2"><text:s text:c="4"/>kund INT,</text:p>
              <text:p text:style-name="P2"><text:s text:c="4"/>fakturanummer INT,</text:p>
              <text:p text:style-name="P2"><text:s text:c="4"/>fakturastatus VARCHAR(12),</text:p>
              <text:p text:style-name="P2"><text:s text:c="4"/>FOREIGN KEY (kund) REFERENCES <text:tab/>kund(kundnummer)</text:p>
              <text:p text:style-name="P2">);</text:p>
              <text:p text:style-name="P2"/>
              <text:p text:style-name="P2"/>
              <text:p text:style-name="P2"/>
              <text:p text:style-name="P4">CREATE TABLE fakturarad</text:p>
              <text:p text:style-name="P4">(</text:p>
              <text:p text:style-name="P2"><text:s text:c="4"/>id INT AUTO_INCREMENT NOT NULL <text:tab/><text:tab/>PRIMARY KEY,</text:p>
              <text:p text:style-name="P2"><text:s text:c="4"/>faktura INT,</text:p>
              <text:p text:style-name="P2"><text:s text:c="4"/>orderrad INT,</text:p>
              <text:p text:style-name="P2"><text:s text:c="4"/>antal INT,</text:p>
              <text:p text:style-name="P2"><text:s text:c="4"/>FOREIGN KEY (faktura) <text:tab/><text:tab/><text:tab/><text:tab/>REFERENCES faktura(id),</text:p>
              <text:p text:style-name="P2"><text:s text:c="4"/>FOREIGN KEY (orderrad) <text:tab/><text:tab/><text:tab/>REFERENCES orderrad(id)</text:p>
              <text:p text:style-name="P2">);</text:p>
              <text:p text:style-name="P2"/>
              <text:p text:style-name="P10">CREATE TABLE plocklista</text:p>
              <text:p text:style-name="P4">(</text:p>
              <text:p text:style-name="P2"><text:s text:c="4"/>id INT AUTO_INCREMENT NOT NULL <text:tab/><text:tab/>PRIMARY KEY,</text:p>
              <text:p text:style-name="P2"><text:s text:c="4"/>orderrad INT,</text:p>
              <text:p text:style-name="P2"><text:s text:c="4"/>hylla INT,</text:p>
              <text:p text:style-name="P2"><text:s text:c="4"/>FOREIGN KEY (orderrad) <text:tab/><text:tab/><text:tab/>REFERENCES orderrad(id),</text:p>
              <text:p text:style-name="P4"><text:s text:c="4"/>FOREIGN KEY (hylla)</text:p>
              <text:p text:style-name="P4"><text:tab/><text:tab/>REFERENCES hylla(id)</text:p>
              <text:p text:style-name="P2">);</text:p>
              <text:p text:style-name="P4"/>
              <text:p text:style-name="P2"/>
              <text:p text:style-name="P2"/>
              <text:p text:style-name="P4">CREATE TABLE recension</text:p>
              <text:p text:style-name="P4">(</text:p>
              <text:p text:style-name="P2"><text:s text:c="4"/>id INT AUTO_INCREMENT NOT NULL <text:tab/><text:tab/>PRIMARY KEY,</text:p>
              <text:p text:style-name="P2"><text:s text:c="4"/>produkt INT,</text:p>
              <text:p text:style-name="P2"><text:s text:c="4"/>recensent VARCHAR(20),</text:p>
              <text:p text:style-name="P2"><text:s text:c="4"/>betyg TINYINT,</text:p>
              <text:p text:style-name="P2"><text:s text:c="4"/>fritext TEXT,</text:p>
              <text:p text:style-name="P2"><text:s text:c="4"/>FOREIGN KEY (produkt) <text:tab/><text:tab/><text:tab/><text:tab/>REFERENCES produkt(id)</text:p>
              <text:p text:style-name="P2">);</text:p>
              <text:p text:style-name="P2"/>
              <text:p text:style-name="P2"/>
              <text:p text:style-name="P4">CREATE TABLE bild</text:p>
              <text:p text:style-name="P4">(</text:p>
              <text:p text:style-name="P2"><text:s text:c="4"/>id INT AUTO_INCREMENT NOT NULL <text:tab/><text:tab/>PRIMARY KEY,</text:p>
              <text:p text:style-name="P2"><text:s text:c="4"/>produkt INT,</text:p>
              <text:p text:style-name="P2"><text:s text:c="4"/>lank VARCHAR(25),</text:p>
              <text:p text:style-name="P2"><text:s text:c="4"/>bildtext TINYTEXT,</text:p>
              <text:p text:style-name="P2"><text:s text:c="4"/>FOREIGN KEY (produkt) <text:tab/><text:tab/><text:tab/><text:tab/>REFERENCES produkt(id)</text:p>
              <text:p text:style-name="P2">);</text:p>
            </text:section>
          </text:section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reeMono1" svg:font-family="FreeMono" style:font-family-generic="modern" style:font-pitch="fixed"/>
    <style:font-face style:name="FreeMono" svg:font-family="FreeMono" style:font-adornments="Normal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HK" svg:font-family="'Noto Sans CJK H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Noto Sans CJK H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Noto Sans CJK H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HK" style:font-family-asian="'Noto Sans CJK H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Kod" style:family="paragraph" style:parent-style-name="Preformatted_20_Text" style:next-style-name="Preformatted_20_Text" style:auto-update="true" style:master-page-name="">
      <loext:graphic-properties draw:fill="none" draw:fill-color="#729fcf"/>
      <style:paragraph-properties style:page-number="auto" fo:break-before="column" fo:background-color="transparent" style:shadow="none">
        <style:tab-stops/>
      </style:paragraph-properties>
      <style:text-properties fo:color="#999999" style:font-name="FreeMono" fo:font-family="FreeMono" style:font-style-name="Normal" style:font-family-generic="modern" style:font-pitch="fixed" fo:font-size="12pt"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1T12:40:38.492614227</meta:creation-date>
    <dc:date>2020-03-21T17:00:16.966645385</dc:date>
    <meta:editing-duration>PT15M21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3" meta:paragraph-count="140" meta:word-count="435" meta:character-count="3284" meta:non-whitespace-character-count="2649"/>
  </office:meta>
</office:document-meta>
</file>